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634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JpsiPTCut</text:p>
          </table:table-cell>
          <table:table-cell office:value-type="string">
            <text:p>JpsiPVCHI2Cut</text:p>
          </table:table-cell>
          <table:table-cell office:value-type="string">
            <text:p>MuPTCut</text:p>
          </table:table-cell>
          <table:table-cell office:value-type="string">
            <text:p>MuPCut</text:p>
          </table:table-cell>
          <table:table-cell office:value-type="string">
            <text:p>MuCHI2Cut</text:p>
          </table:table-cell>
          <table:table-cell office:value-type="string">
            <text:p>MuDLLCut</text:p>
          </table:table-cell>
          <table:table-cell office:value-type="string">
            <text:p>Mean</text:p>
          </table:table-cell>
          <table:table-cell office:value-type="string">
            <text:p>Error</text:p>
          </table:table-cell>
          <table:table-cell office:value-type="string">
            <text:p>S</text:p>
          </table:table-cell>
          <table:table-cell table:style-name="ce1" office:value-type="string">
            <text:p>S/(S+B)</text:p>
          </table:table-cell>
          <table:table-cell office:value-type="string">
            <text:p>S/B</text:p>
          </table:table-cell>
          <table:table-cell office:value-type="string">
            <text:p>S/sqrt(S+B)</text:p>
          </table:table-cell>
          <table:table-cell table:number-columns-repeated="2"/>
          <table:table-cell office:value-type="string">
            <text:p>Covariance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table:style-name="ce2"/>
          <table:table-cell table:style-name="ce2" office:value-type="string">
            <text:p>Cut / Mean</text:p>
          </table:table-cell>
          <table:table-cell table:style-name="ce3" table:formula="of:=CORREL('MuPCut';'Mean')" office:value-type="float" office:value="-0.742234342668628">
            <text:p>-0.742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table:style-name="ce2"/>
          <table:table-cell table:style-name="ce2" office:value-type="string">
            <text:p>Cut / Error</text:p>
          </table:table-cell>
          <table:table-cell table:style-name="ce3" table:formula="of:=CORREL('MuPCut';'Error')" office:value-type="float" office:value="0.870274576526603">
            <text:p>0.870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table:style-name="ce2"/>
          <table:table-cell table:style-name="ce2" office:value-type="string">
            <text:p>Cut / S</text:p>
          </table:table-cell>
          <table:table-cell table:style-name="ce3" table:formula="of:=CORREL('MuPCut';'S')" office:value-type="float" office:value="-0.917423992751248">
            <text:p>-0.917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table:style-name="ce2"/>
          <table:table-cell table:style-name="ce2" office:value-type="string">
            <text:p>Cut / S/(S+B)</text:p>
          </table:table-cell>
          <table:table-cell table:style-name="ce3" table:formula="of:=CORREL('MuPCut';'S/(S+B)')" office:value-type="float" office:value="0.906623839380591">
            <text:p>0.906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table:style-name="ce2"/>
          <table:table-cell table:style-name="ce2" office:value-type="string">
            <text:p>Cut / S/B</text:p>
          </table:table-cell>
          <table:table-cell table:style-name="ce3" table:formula="of:=CORREL('MuPCut';'S/B')" office:value-type="float" office:value="0.890685400575506">
            <text:p>0.8907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table:style-name="ce2"/>
          <table:table-cell table:style-name="ce2" office:value-type="string">
            <text:p>Cut / S/sqrt(S+B)</text:p>
          </table:table-cell>
          <table:table-cell table:style-name="ce3" table:formula="of:=CORREL('MuPCut';'S/sqrt(S+B)')" office:value-type="float" office:value="-0.908149127297072">
            <text:p>-0.908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table:style-name="ce2"/>
          <table:table-cell table:style-name="ce2" office:value-type="string">
            <text:p>Error / Sig</text:p>
          </table:table-cell>
          <table:table-cell table:style-name="ce4" table:formula="of:=CORREL('Error';'S/sqrt(S+B)')" office:value-type="float" office:value="-0.993044158385725">
            <text:p>-0.993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250">
            <text:p>2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2750">
            <text:p>2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06">
            <text:p>0.11</text:p>
          </table:table-cell>
          <table:table-cell office:value-type="float" office:value="23311.7">
            <text:p>23311.7</text:p>
          </table:table-cell>
          <table:table-cell office:value-type="float" office:value="0.755942">
            <text:p>0.76</text:p>
          </table:table-cell>
          <table:table-cell office:value-type="float" office:value="3.09738">
            <text:p>3.1</text:p>
          </table:table-cell>
          <table:table-cell office:value-type="float" office:value="132.749">
            <text:p>132.7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250">
            <text:p>3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57">
            <text:p>0.11</text:p>
          </table:table-cell>
          <table:table-cell office:value-type="float" office:value="23298.4">
            <text:p>23298.4</text:p>
          </table:table-cell>
          <table:table-cell office:value-type="float" office:value="0.756049">
            <text:p>0.76</text:p>
          </table:table-cell>
          <table:table-cell office:value-type="float" office:value="3.09919">
            <text:p>3.1</text:p>
          </table:table-cell>
          <table:table-cell office:value-type="float" office:value="132.721">
            <text:p>132.7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5718">
            <text:p>0.11</text:p>
          </table:table-cell>
          <table:table-cell office:value-type="float" office:value="23292.6">
            <text:p>23292.6</text:p>
          </table:table-cell>
          <table:table-cell office:value-type="float" office:value="0.756623">
            <text:p>0.76</text:p>
          </table:table-cell>
          <table:table-cell office:value-type="float" office:value="3.10885">
            <text:p>3.11</text:p>
          </table:table-cell>
          <table:table-cell office:value-type="float" office:value="132.754">
            <text:p>132.7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750">
            <text:p>3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1">
            <text:p>3099.51</text:p>
          </table:table-cell>
          <table:table-cell office:value-type="float" office:value="0.105719">
            <text:p>0.11</text:p>
          </table:table-cell>
          <table:table-cell office:value-type="float" office:value="23254.5">
            <text:p>23254.5</text:p>
          </table:table-cell>
          <table:table-cell office:value-type="float" office:value="0.756559">
            <text:p>0.76</text:p>
          </table:table-cell>
          <table:table-cell office:value-type="float" office:value="3.10777">
            <text:p>3.11</text:p>
          </table:table-cell>
          <table:table-cell office:value-type="float" office:value="132.64">
            <text:p>132.64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1">
            <text:p>3099.51</text:p>
          </table:table-cell>
          <table:table-cell office:value-type="float" office:value="0.105775">
            <text:p>0.11</text:p>
          </table:table-cell>
          <table:table-cell office:value-type="float" office:value="23216.3">
            <text:p>23216.3</text:p>
          </table:table-cell>
          <table:table-cell office:value-type="float" office:value="0.756603">
            <text:p>0.76</text:p>
          </table:table-cell>
          <table:table-cell office:value-type="float" office:value="3.10851">
            <text:p>3.11</text:p>
          </table:table-cell>
          <table:table-cell office:value-type="float" office:value="132.535">
            <text:p>132.54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4250">
            <text:p>4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1">
            <text:p>3099.51</text:p>
          </table:table-cell>
          <table:table-cell office:value-type="float" office:value="0.105802">
            <text:p>0.11</text:p>
          </table:table-cell>
          <table:table-cell office:value-type="float" office:value="23188.2">
            <text:p>23188.2</text:p>
          </table:table-cell>
          <table:table-cell office:value-type="float" office:value="0.757512">
            <text:p>0.76</text:p>
          </table:table-cell>
          <table:table-cell office:value-type="float" office:value="3.12392">
            <text:p>3.12</text:p>
          </table:table-cell>
          <table:table-cell office:value-type="float" office:value="132.534">
            <text:p>132.53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2">
            <text:p>3099.52</text:p>
          </table:table-cell>
          <table:table-cell office:value-type="float" office:value="0.105923">
            <text:p>0.11</text:p>
          </table:table-cell>
          <table:table-cell office:value-type="float" office:value="23117.4">
            <text:p>23117.4</text:p>
          </table:table-cell>
          <table:table-cell office:value-type="float" office:value="0.757403">
            <text:p>0.76</text:p>
          </table:table-cell>
          <table:table-cell office:value-type="float" office:value="3.12206">
            <text:p>3.12</text:p>
          </table:table-cell>
          <table:table-cell office:value-type="float" office:value="132.322">
            <text:p>132.3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4750">
            <text:p>4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2">
            <text:p>3099.52</text:p>
          </table:table-cell>
          <table:table-cell office:value-type="float" office:value="0.106016">
            <text:p>0.11</text:p>
          </table:table-cell>
          <table:table-cell office:value-type="float" office:value="23082.4">
            <text:p>23082.4</text:p>
          </table:table-cell>
          <table:table-cell office:value-type="float" office:value="0.758216">
            <text:p>0.76</text:p>
          </table:table-cell>
          <table:table-cell office:value-type="float" office:value="3.13592">
            <text:p>3.14</text:p>
          </table:table-cell>
          <table:table-cell office:value-type="float" office:value="132.293">
            <text:p>132.29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2">
            <text:p>3099.52</text:p>
          </table:table-cell>
          <table:table-cell office:value-type="float" office:value="0.106119">
            <text:p>0.11</text:p>
          </table:table-cell>
          <table:table-cell office:value-type="float" office:value="23027">
            <text:p>23027</text:p>
          </table:table-cell>
          <table:table-cell office:value-type="float" office:value="0.758666">
            <text:p>0.76</text:p>
          </table:table-cell>
          <table:table-cell office:value-type="float" office:value="3.14363">
            <text:p>3.14</text:p>
          </table:table-cell>
          <table:table-cell office:value-type="float" office:value="132.173">
            <text:p>132.1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250">
            <text:p>5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1">
            <text:p>3099.51</text:p>
          </table:table-cell>
          <table:table-cell office:value-type="float" office:value="0.106233">
            <text:p>0.11</text:p>
          </table:table-cell>
          <table:table-cell office:value-type="float" office:value="22975.2">
            <text:p>22975.2</text:p>
          </table:table-cell>
          <table:table-cell office:value-type="float" office:value="0.759535">
            <text:p>0.76</text:p>
          </table:table-cell>
          <table:table-cell office:value-type="float" office:value="3.15861">
            <text:p>3.16</text:p>
          </table:table-cell>
          <table:table-cell office:value-type="float" office:value="132.1">
            <text:p>132.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1">
            <text:p>3099.51</text:p>
          </table:table-cell>
          <table:table-cell office:value-type="float" office:value="0.10631">
            <text:p>0.11</text:p>
          </table:table-cell>
          <table:table-cell office:value-type="float" office:value="22908.4">
            <text:p>22908.4</text:p>
          </table:table-cell>
          <table:table-cell office:value-type="float" office:value="0.760572">
            <text:p>0.76</text:p>
          </table:table-cell>
          <table:table-cell office:value-type="float" office:value="3.17662">
            <text:p>3.18</text:p>
          </table:table-cell>
          <table:table-cell office:value-type="float" office:value="131.998">
            <text:p>1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750">
            <text:p>5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1">
            <text:p>3099.51</text:p>
          </table:table-cell>
          <table:table-cell office:value-type="float" office:value="0.106645">
            <text:p>0.11</text:p>
          </table:table-cell>
          <table:table-cell office:value-type="float" office:value="22790.9">
            <text:p>22790.9</text:p>
          </table:table-cell>
          <table:table-cell office:value-type="float" office:value="0.761047">
            <text:p>0.76</text:p>
          </table:table-cell>
          <table:table-cell office:value-type="float" office:value="3.18492">
            <text:p>3.18</text:p>
          </table:table-cell>
          <table:table-cell office:value-type="float" office:value="131.7">
            <text:p>131.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2">
            <text:p>3099.52</text:p>
          </table:table-cell>
          <table:table-cell office:value-type="float" office:value="0.106879">
            <text:p>0.11</text:p>
          </table:table-cell>
          <table:table-cell office:value-type="float" office:value="22704.3">
            <text:p>22704.3</text:p>
          </table:table-cell>
          <table:table-cell office:value-type="float" office:value="0.762659">
            <text:p>0.76</text:p>
          </table:table-cell>
          <table:table-cell office:value-type="float" office:value="3.21334">
            <text:p>3.21</text:p>
          </table:table-cell>
          <table:table-cell office:value-type="float" office:value="131.589">
            <text:p>131.5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250">
            <text:p>6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2">
            <text:p>3099.52</text:p>
          </table:table-cell>
          <table:table-cell office:value-type="float" office:value="0.107142">
            <text:p>0.11</text:p>
          </table:table-cell>
          <table:table-cell office:value-type="float" office:value="22535.1">
            <text:p>22535.1</text:p>
          </table:table-cell>
          <table:table-cell office:value-type="float" office:value="0.762534">
            <text:p>0.76</text:p>
          </table:table-cell>
          <table:table-cell office:value-type="float" office:value="3.21112">
            <text:p>3.21</text:p>
          </table:table-cell>
          <table:table-cell office:value-type="float" office:value="131.087">
            <text:p>131.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500">
            <text:p>6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3">
            <text:p>3099.53</text:p>
          </table:table-cell>
          <table:table-cell office:value-type="float" office:value="0.107453">
            <text:p>0.11</text:p>
          </table:table-cell>
          <table:table-cell office:value-type="float" office:value="22368">
            <text:p>22368</text:p>
          </table:table-cell>
          <table:table-cell office:value-type="float" office:value="0.762842">
            <text:p>0.76</text:p>
          </table:table-cell>
          <table:table-cell office:value-type="float" office:value="3.2166">
            <text:p>3.22</text:p>
          </table:table-cell>
          <table:table-cell office:value-type="float" office:value="130.627">
            <text:p>130.6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750">
            <text:p>6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1">
            <text:p>3099.51</text:p>
          </table:table-cell>
          <table:table-cell office:value-type="float" office:value="0.10776">
            <text:p>0.11</text:p>
          </table:table-cell>
          <table:table-cell office:value-type="float" office:value="22160.8">
            <text:p>22160.8</text:p>
          </table:table-cell>
          <table:table-cell office:value-type="float" office:value="0.762274">
            <text:p>0.76</text:p>
          </table:table-cell>
          <table:table-cell office:value-type="float" office:value="3.20652">
            <text:p>3.21</text:p>
          </table:table-cell>
          <table:table-cell office:value-type="float" office:value="129.972">
            <text:p>129.9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9">
            <text:p>3099.49</text:p>
          </table:table-cell>
          <table:table-cell office:value-type="float" office:value="0.108068">
            <text:p>0.11</text:p>
          </table:table-cell>
          <table:table-cell office:value-type="float" office:value="22013.5">
            <text:p>22013.5</text:p>
          </table:table-cell>
          <table:table-cell office:value-type="float" office:value="0.764147">
            <text:p>0.76</text:p>
          </table:table-cell>
          <table:table-cell office:value-type="float" office:value="3.23993">
            <text:p>3.24</text:p>
          </table:table-cell>
          <table:table-cell office:value-type="float" office:value="129.698">
            <text:p>129.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250">
            <text:p>7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9">
            <text:p>3099.49</text:p>
          </table:table-cell>
          <table:table-cell office:value-type="float" office:value="0.108491">
            <text:p>0.11</text:p>
          </table:table-cell>
          <table:table-cell office:value-type="float" office:value="21825.3">
            <text:p>21825.3</text:p>
          </table:table-cell>
          <table:table-cell office:value-type="float" office:value="0.764672">
            <text:p>0.76</text:p>
          </table:table-cell>
          <table:table-cell office:value-type="float" office:value="3.24938">
            <text:p>3.25</text:p>
          </table:table-cell>
          <table:table-cell office:value-type="float" office:value="129.187">
            <text:p>129.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500">
            <text:p>7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8781">
            <text:p>0.11</text:p>
          </table:table-cell>
          <table:table-cell office:value-type="float" office:value="21627.9">
            <text:p>21627.9</text:p>
          </table:table-cell>
          <table:table-cell office:value-type="float" office:value="0.765967">
            <text:p>0.77</text:p>
          </table:table-cell>
          <table:table-cell office:value-type="float" office:value="3.27291">
            <text:p>3.27</text:p>
          </table:table-cell>
          <table:table-cell office:value-type="float" office:value="128.71">
            <text:p>128.7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750">
            <text:p>7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">
            <text:p>3099.5</text:p>
          </table:table-cell>
          <table:table-cell office:value-type="float" office:value="0.109365">
            <text:p>0.11</text:p>
          </table:table-cell>
          <table:table-cell office:value-type="float" office:value="21419">
            <text:p>21419</text:p>
          </table:table-cell>
          <table:table-cell office:value-type="float" office:value="0.766526">
            <text:p>0.77</text:p>
          </table:table-cell>
          <table:table-cell office:value-type="float" office:value="3.28313">
            <text:p>3.28</text:p>
          </table:table-cell>
          <table:table-cell office:value-type="float" office:value="128.134">
            <text:p>128.1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51">
            <text:p>3099.51</text:p>
          </table:table-cell>
          <table:table-cell office:value-type="float" office:value="0.109762">
            <text:p>0.11</text:p>
          </table:table-cell>
          <table:table-cell office:value-type="float" office:value="21274.8">
            <text:p>21274.8</text:p>
          </table:table-cell>
          <table:table-cell office:value-type="float" office:value="0.769262">
            <text:p>0.77</text:p>
          </table:table-cell>
          <table:table-cell office:value-type="float" office:value="3.33391">
            <text:p>3.33</text:p>
          </table:table-cell>
          <table:table-cell office:value-type="float" office:value="127.929">
            <text:p>127.9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250">
            <text:p>8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9">
            <text:p>3099.49</text:p>
          </table:table-cell>
          <table:table-cell office:value-type="float" office:value="0.110144">
            <text:p>0.11</text:p>
          </table:table-cell>
          <table:table-cell office:value-type="float" office:value="21129">
            <text:p>21129</text:p>
          </table:table-cell>
          <table:table-cell office:value-type="float" office:value="0.772425">
            <text:p>0.77</text:p>
          </table:table-cell>
          <table:table-cell office:value-type="float" office:value="3.39416">
            <text:p>3.39</text:p>
          </table:table-cell>
          <table:table-cell office:value-type="float" office:value="127.752">
            <text:p>127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500">
            <text:p>8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7">
            <text:p>3099.47</text:p>
          </table:table-cell>
          <table:table-cell office:value-type="float" office:value="0.110816">
            <text:p>0.11</text:p>
          </table:table-cell>
          <table:table-cell office:value-type="float" office:value="20952.3">
            <text:p>20952.3</text:p>
          </table:table-cell>
          <table:table-cell office:value-type="float" office:value="0.774636">
            <text:p>0.77</text:p>
          </table:table-cell>
          <table:table-cell office:value-type="float" office:value="3.43726">
            <text:p>3.44</text:p>
          </table:table-cell>
          <table:table-cell office:value-type="float" office:value="127.399">
            <text:p>127.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750">
            <text:p>8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6">
            <text:p>3099.46</text:p>
          </table:table-cell>
          <table:table-cell office:value-type="float" office:value="0.111296">
            <text:p>0.11</text:p>
          </table:table-cell>
          <table:table-cell office:value-type="float" office:value="20760.1">
            <text:p>20760.1</text:p>
          </table:table-cell>
          <table:table-cell office:value-type="float" office:value="0.776164">
            <text:p>0.78</text:p>
          </table:table-cell>
          <table:table-cell office:value-type="float" office:value="3.46755">
            <text:p>3.47</text:p>
          </table:table-cell>
          <table:table-cell office:value-type="float" office:value="126.938">
            <text:p>126.9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4">
            <text:p>3099.44</text:p>
          </table:table-cell>
          <table:table-cell office:value-type="float" office:value="0.111857">
            <text:p>0.11</text:p>
          </table:table-cell>
          <table:table-cell office:value-type="float" office:value="20609.7">
            <text:p>20609.7</text:p>
          </table:table-cell>
          <table:table-cell office:value-type="float" office:value="0.780257">
            <text:p>0.78</text:p>
          </table:table-cell>
          <table:table-cell office:value-type="float" office:value="3.55077">
            <text:p>3.55</text:p>
          </table:table-cell>
          <table:table-cell office:value-type="float" office:value="126.81">
            <text:p>126.8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250">
            <text:p>9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3">
            <text:p>3099.43</text:p>
          </table:table-cell>
          <table:table-cell office:value-type="float" office:value="0.112345">
            <text:p>0.11</text:p>
          </table:table-cell>
          <table:table-cell office:value-type="float" office:value="20385.4">
            <text:p>20385.4</text:p>
          </table:table-cell>
          <table:table-cell office:value-type="float" office:value="0.780003">
            <text:p>0.78</text:p>
          </table:table-cell>
          <table:table-cell office:value-type="float" office:value="3.54553">
            <text:p>3.55</text:p>
          </table:table-cell>
          <table:table-cell office:value-type="float" office:value="126.098">
            <text:p>126.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500">
            <text:p>9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3">
            <text:p>3099.43</text:p>
          </table:table-cell>
          <table:table-cell office:value-type="float" office:value="0.112719">
            <text:p>0.11</text:p>
          </table:table-cell>
          <table:table-cell office:value-type="float" office:value="20231.2">
            <text:p>20231.2</text:p>
          </table:table-cell>
          <table:table-cell office:value-type="float" office:value="0.782908">
            <text:p>0.78</text:p>
          </table:table-cell>
          <table:table-cell office:value-type="float" office:value="3.60634">
            <text:p>3.61</text:p>
          </table:table-cell>
          <table:table-cell office:value-type="float" office:value="125.854">
            <text:p>125.8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750">
            <text:p>9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3">
            <text:p>3099.43</text:p>
          </table:table-cell>
          <table:table-cell office:value-type="float" office:value="0.113583">
            <text:p>0.11</text:p>
          </table:table-cell>
          <table:table-cell office:value-type="float" office:value="20060.3">
            <text:p>20060.3</text:p>
          </table:table-cell>
          <table:table-cell office:value-type="float" office:value="0.785322">
            <text:p>0.79</text:p>
          </table:table-cell>
          <table:table-cell office:value-type="float" office:value="3.65814">
            <text:p>3.66</text:p>
          </table:table-cell>
          <table:table-cell office:value-type="float" office:value="125.514">
            <text:p>125.5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1">
            <text:p>3099.41</text:p>
          </table:table-cell>
          <table:table-cell office:value-type="float" office:value="0.114354">
            <text:p>0.11</text:p>
          </table:table-cell>
          <table:table-cell office:value-type="float" office:value="19859.4">
            <text:p>19859.4</text:p>
          </table:table-cell>
          <table:table-cell office:value-type="float" office:value="0.78701">
            <text:p>0.79</text:p>
          </table:table-cell>
          <table:table-cell office:value-type="float" office:value="3.69505">
            <text:p>3.7</text:p>
          </table:table-cell>
          <table:table-cell office:value-type="float" office:value="125.018">
            <text:p>125.0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250">
            <text:p>10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1">
            <text:p>3099.41</text:p>
          </table:table-cell>
          <table:table-cell office:value-type="float" office:value="0.115359">
            <text:p>0.12</text:p>
          </table:table-cell>
          <table:table-cell office:value-type="float" office:value="19543.2">
            <text:p>19543.2</text:p>
          </table:table-cell>
          <table:table-cell office:value-type="float" office:value="0.789944">
            <text:p>0.79</text:p>
          </table:table-cell>
          <table:table-cell office:value-type="float" office:value="3.76064">
            <text:p>3.76</text:p>
          </table:table-cell>
          <table:table-cell office:value-type="float" office:value="124.25">
            <text:p>124.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500">
            <text:p>10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2">
            <text:p>3099.42</text:p>
          </table:table-cell>
          <table:table-cell office:value-type="float" office:value="0.116385">
            <text:p>0.12</text:p>
          </table:table-cell>
          <table:table-cell office:value-type="float" office:value="19204.4">
            <text:p>19204.4</text:p>
          </table:table-cell>
          <table:table-cell office:value-type="float" office:value="0.791117">
            <text:p>0.79</text:p>
          </table:table-cell>
          <table:table-cell office:value-type="float" office:value="3.78737">
            <text:p>3.79</text:p>
          </table:table-cell>
          <table:table-cell office:value-type="float" office:value="123.259">
            <text:p>123.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750">
            <text:p>10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1">
            <text:p>3099.41</text:p>
          </table:table-cell>
          <table:table-cell office:value-type="float" office:value="0.11776">
            <text:p>0.12</text:p>
          </table:table-cell>
          <table:table-cell office:value-type="float" office:value="18905.3">
            <text:p>18905.3</text:p>
          </table:table-cell>
          <table:table-cell office:value-type="float" office:value="0.794507">
            <text:p>0.79</text:p>
          </table:table-cell>
          <table:table-cell office:value-type="float" office:value="3.86635">
            <text:p>3.87</text:p>
          </table:table-cell>
          <table:table-cell office:value-type="float" office:value="122.558">
            <text:p>122.5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000">
            <text:p>11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1">
            <text:p>3099.41</text:p>
          </table:table-cell>
          <table:table-cell office:value-type="float" office:value="0.118739">
            <text:p>0.12</text:p>
          </table:table-cell>
          <table:table-cell office:value-type="float" office:value="18594.7">
            <text:p>18594.7</text:p>
          </table:table-cell>
          <table:table-cell office:value-type="float" office:value="0.797441">
            <text:p>0.8</text:p>
          </table:table-cell>
          <table:table-cell office:value-type="float" office:value="3.93684">
            <text:p>3.94</text:p>
          </table:table-cell>
          <table:table-cell office:value-type="float" office:value="121.771">
            <text:p>121.7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250">
            <text:p>11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2">
            <text:p>3099.42</text:p>
          </table:table-cell>
          <table:table-cell office:value-type="float" office:value="0.120058">
            <text:p>0.12</text:p>
          </table:table-cell>
          <table:table-cell office:value-type="float" office:value="18256.2">
            <text:p>18256.2</text:p>
          </table:table-cell>
          <table:table-cell office:value-type="float" office:value="0.798716">
            <text:p>0.8</text:p>
          </table:table-cell>
          <table:table-cell office:value-type="float" office:value="3.96812">
            <text:p>3.97</text:p>
          </table:table-cell>
          <table:table-cell office:value-type="float" office:value="120.754">
            <text:p>120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500">
            <text:p>11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2">
            <text:p>3099.42</text:p>
          </table:table-cell>
          <table:table-cell office:value-type="float" office:value="0.121363">
            <text:p>0.12</text:p>
          </table:table-cell>
          <table:table-cell office:value-type="float" office:value="17949.3">
            <text:p>17949.3</text:p>
          </table:table-cell>
          <table:table-cell office:value-type="float" office:value="0.800378">
            <text:p>0.8</text:p>
          </table:table-cell>
          <table:table-cell office:value-type="float" office:value="4.00948">
            <text:p>4.01</text:p>
          </table:table-cell>
          <table:table-cell office:value-type="float" office:value="119.859">
            <text:p>119.8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750">
            <text:p>11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3">
            <text:p>3099.43</text:p>
          </table:table-cell>
          <table:table-cell office:value-type="float" office:value="0.122707">
            <text:p>0.12</text:p>
          </table:table-cell>
          <table:table-cell office:value-type="float" office:value="17635.4">
            <text:p>17635.4</text:p>
          </table:table-cell>
          <table:table-cell office:value-type="float" office:value="0.802814">
            <text:p>0.8</text:p>
          </table:table-cell>
          <table:table-cell office:value-type="float" office:value="4.07134">
            <text:p>4.07</text:p>
          </table:table-cell>
          <table:table-cell office:value-type="float" office:value="118.987">
            <text:p>118.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99.45">
            <text:p>3099.45</text:p>
          </table:table-cell>
          <table:table-cell office:value-type="float" office:value="0.123853">
            <text:p>0.12</text:p>
          </table:table-cell>
          <table:table-cell office:value-type="float" office:value="17243.8">
            <text:p>17243.8</text:p>
          </table:table-cell>
          <table:table-cell office:value-type="float" office:value="0.802713">
            <text:p>0.8</text:p>
          </table:table-cell>
          <table:table-cell office:value-type="float" office:value="4.06875">
            <text:p>4.07</text:p>
          </table:table-cell>
          <table:table-cell office:value-type="float" office:value="117.651">
            <text:p>117.65</text:p>
          </table:table-cell>
          <table:table-cell table:number-columns-repeated="3"/>
        </table:table-row>
      </table:table>
      <table:table table:name="Error" table:style-name="ta1" table:print="false">
        <table:shapes>
          <draw:frame draw:z-index="0" draw:style-name="gr1" svg:width="5in" svg:height="5in" svg:x="0in" svg:y="0in">
            <draw:object draw:notify-on-update-of-ranges="Data.H1:Data.H1 Data.H2:Data.H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" table:style-name="ta1" table:print="false">
        <table:shapes>
          <draw:frame draw:z-index="0" draw:style-name="gr1" svg:width="5in" svg:height="5in" svg:x="0in" svg:y="0in">
            <draw:object draw:notify-on-update-of-ranges="Data.I1:Data.I1 Data.I2:Data.I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 over S + B" table:style-name="ta1" table:print="false">
        <table:shapes>
          <draw:frame draw:z-index="0" draw:style-name="gr1" svg:width="5in" svg:height="5in" svg:x="0in" svg:y="0in">
            <draw:object draw:notify-on-update-of-ranges="Data.J1:Data.J1 Data.J1:Data.J3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 over B" table:style-name="ta1" table:print="false">
        <table:shapes>
          <draw:frame draw:z-index="0" draw:style-name="gr1" svg:width="5in" svg:height="5in" svg:x="0in" svg:y="0in">
            <draw:object draw:notify-on-update-of-ranges="Data.K1:Data.K1 Data.K2:Data.K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 over sqrt(S+B)" table:style-name="ta1" table:print="false">
        <table:shapes>
          <draw:frame draw:z-index="0" draw:style-name="gr1" svg:width="5in" svg:height="5in" svg:x="0in" svg:y="0in">
            <draw:object draw:notify-on-update-of-ranges="Data.L1:Data.L1 Data.L2:Data.L3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>
        <table:named-range table:name="BB" table:base-cell-address="$Data.$B$1" table:cell-range-address="$Data.$B$2:.$B$65533"/>
      </table:named-expressions>
      <table:database-ranges>
        <table:database-range table:target-range-address="Data.A1:Data.L65533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2/26/2013</text:date>, <text:time>16:1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6T16:13:07</dc:date>
    <dc:creator>Jack Wimberley</dc:creator>
    <meta:generator>OpenOffice.org/3.1$Unix OpenOffice.org_project/310m19$Build-9420</meta:generator>
    <meta:editing-duration>PT01H38M13S</meta:editing-duration>
    <meta:editing-cycles>9</meta:editing-cycles>
    <meta:document-statistic meta:table-count="6" meta:cell-count="6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162cm" svg:y="6.068cm" chart:style-name="ch2"/>
        <chart:plot-area chart:style-name="ch3" table:cell-range-address="Data.H1:Data.H39" chart:data-source-has-labels="row" svg:x="0.254cm" svg:y="0.254cm" svg:width="10.65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H2:Data.H39" chart:label-cell-address="Data.H1:Data.H1" chart:class="chart:scatte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H1:Data.H1"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706">
                <text:p text:id="Data.H2:Data.H39">0.1057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5706">
                <text:p>0.105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757">
                <text:p>0.105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5718">
                <text:p>0.105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5719">
                <text:p>0.105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5775">
                <text:p>0.105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5802">
                <text:p>0.105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5923">
                <text:p>0.105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6016">
                <text:p>0.106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6119">
                <text:p>0.106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6233">
                <text:p>0.106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631">
                <text:p>0.10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6645">
                <text:p>0.106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6879">
                <text:p>0.106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7142">
                <text:p>0.1071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7453">
                <text:p>0.107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776">
                <text:p>0.10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8068">
                <text:p>0.108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8491">
                <text:p>0.1084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8781">
                <text:p>0.108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9365">
                <text:p>0.109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9762">
                <text:p>0.109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0144">
                <text:p>0.110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0816">
                <text:p>0.110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1296">
                <text:p>0.111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1857">
                <text:p>0.111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2345">
                <text:p>0.112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585cm" svg:y="6.068cm" chart:style-name="ch2"/>
        <chart:plot-area chart:style-name="ch3" table:cell-range-address="Data.I1:Data.I39" chart:data-source-has-labels="row" svg:x="0.254cm" svg:y="0.254cm" svg:width="11.07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I2:Data.I39" chart:label-cell-address="Data.I1:Data.I1" chart:class="chart:scatte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I1:Data.I1">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311.7">
                <text:p text:id="Data.I2:Data.I39">23311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11.7">
                <text:p>2331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.4">
                <text:p>2329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92.6">
                <text:p>2329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254.5">
                <text:p>2325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216.3">
                <text:p>23216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88.2">
                <text:p>2318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17.4">
                <text:p>2311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82.4">
                <text:p>23082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27">
                <text:p>23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75.2">
                <text:p>2297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908.4">
                <text:p>22908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790.9">
                <text:p>2279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704.3">
                <text:p>2270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35.1">
                <text:p>22535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160.8">
                <text:p>2216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013.5">
                <text:p>2201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25.3">
                <text:p>21825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27.9">
                <text:p>2162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419">
                <text:p>21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74.8">
                <text:p>21274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52.3">
                <text:p>2095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60.1">
                <text:p>2076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609.7">
                <text:p>20609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85.4">
                <text:p>2038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712cm" svg:y="6.068cm" chart:style-name="ch2"/>
        <chart:plot-area chart:style-name="ch3" table:cell-range-address="Data.J1:Data.J39" chart:data-source-has-labels="row" svg:x="0.254cm" svg:y="0.254cm" svg:width="10.20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J1:Data.J39" chart:label-cell-address="Data.J1:Data.J1" chart:class="chart:scatter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J1:Data.J1">S/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Data.J1:Data.J3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5942">
                <text:p>0.755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6049">
                <text:p>0.756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6623">
                <text:p>0.756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6559">
                <text:p>0.756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6603">
                <text:p>0.756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7512">
                <text:p>0.757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7403">
                <text:p>0.757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8216">
                <text:p>0.758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58666">
                <text:p>0.758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59535">
                <text:p>0.759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0572">
                <text:p>0.760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1047">
                <text:p>0.761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2659">
                <text:p>0.762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2534">
                <text:p>0.762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2842">
                <text:p>0.762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2274">
                <text:p>0.762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4147">
                <text:p>0.764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4672">
                <text:p>0.764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5967">
                <text:p>0.7659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6526">
                <text:p>0.766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9262">
                <text:p>0.769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2425">
                <text:p>0.772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4636">
                <text:p>0.774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6164">
                <text:p>0.776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80257">
                <text:p>0.780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0003">
                <text:p>0.780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294cm" svg:y="6.068cm" chart:style-name="ch2"/>
        <chart:plot-area chart:style-name="ch3" table:cell-range-address="Data.K1:Data.K39" chart:data-source-has-labels="row" svg:x="0.254cm" svg:y="0.254cm" svg:width="10.787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K2:Data.K39" chart:label-cell-address="Data.K1:Data.K1" chart:class="chart:scatte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K1:Data.K1">S/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9738">
                <text:p text:id="Data.K2:Data.K39">3.097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9738">
                <text:p>3.09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9919">
                <text:p>3.09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0885">
                <text:p>3.10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0777">
                <text:p>3.10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0851">
                <text:p>3.108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2392">
                <text:p>3.12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206">
                <text:p>3.12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3592">
                <text:p>3.13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4363">
                <text:p>3.14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5861">
                <text:p>3.15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7662">
                <text:p>3.17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8492">
                <text:p>3.18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1334">
                <text:p>3.21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1112">
                <text:p>3.21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166">
                <text:p>3.2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0652">
                <text:p>3.20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3993">
                <text:p>3.239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4938">
                <text:p>3.24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7291">
                <text:p>3.27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8313">
                <text:p>3.28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3391">
                <text:p>3.33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9416">
                <text:p>3.39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3726">
                <text:p>3.43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6755">
                <text:p>3.46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5077">
                <text:p>3.55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4553">
                <text:p>3.545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236cm" svg:y="6.068cm" chart:style-name="ch2"/>
        <chart:plot-area chart:style-name="ch3" table:cell-range-address="Data.L1:Data.L39" chart:data-source-has-labels="row" svg:x="0.254cm" svg:y="0.254cm" svg:width="9.729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L2:Data.L39" chart:label-cell-address="Data.L1:Data.L1" chart:class="chart:scatte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L1:Data.L1">S/sqrt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749">
                <text:p text:id="Data.L2:Data.L39">132.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.749">
                <text:p>132.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.721">
                <text:p>132.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.754">
                <text:p>132.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.64">
                <text:p>132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.535">
                <text:p>132.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.534">
                <text:p>132.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.322">
                <text:p>132.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.293">
                <text:p>132.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.173">
                <text:p>132.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.998">
                <text:p>131.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7">
                <text:p>13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589">
                <text:p>131.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.087">
                <text:p>131.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.627">
                <text:p>130.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.972">
                <text:p>129.9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.698">
                <text:p>129.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.187">
                <text:p>129.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71">
                <text:p>128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134">
                <text:p>128.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.929">
                <text:p>127.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.752">
                <text:p>127.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.399">
                <text:p>127.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.938">
                <text:p>126.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.81">
                <text:p>126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.098">
                <text:p>126.0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